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5e1072" officeooo:paragraph-rsid="135e1072"/>
    </style:style>
    <style:style style:name="P3" style:family="paragraph" style:parent-style-name="Text_20_body">
      <style:text-properties officeooo:rsid="1361bbe2" officeooo:paragraph-rsid="1361bbe2"/>
    </style:style>
    <style:style style:name="P4" style:family="paragraph" style:parent-style-name="Text_20_body">
      <style:text-properties officeooo:rsid="1361fc26" officeooo:paragraph-rsid="1361fc26"/>
    </style:style>
    <style:style style:name="P5" style:family="paragraph" style:parent-style-name="Text_20_body">
      <style:text-properties officeooo:rsid="1369f5de" officeooo:paragraph-rsid="1369f5de"/>
    </style:style>
    <style:style style:name="P6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7" style:family="paragraph" style:parent-style-name="Text_20_body">
      <style:text-properties officeooo:rsid="137db13f" officeooo:paragraph-rsid="137db13f"/>
    </style:style>
    <style:style style:name="P8" style:family="paragraph" style:parent-style-name="Text_20_body">
      <style:text-properties officeooo:rsid="137e7b6d" officeooo:paragraph-rsid="137e7b6d"/>
    </style:style>
    <style:style style:name="P9" style:family="paragraph" style:parent-style-name="Text_20_body">
      <style:text-properties officeooo:rsid="137ff1b6" officeooo:paragraph-rsid="137ff1b6"/>
    </style:style>
    <style:style style:name="P10" style:family="paragraph" style:parent-style-name="Text_20_body">
      <style:text-properties officeooo:rsid="1381b063" officeooo:paragraph-rsid="1381b063"/>
    </style:style>
    <style:style style:name="P11" style:family="paragraph" style:parent-style-name="Text_20_body">
      <style:text-properties officeooo:rsid="13862c86" officeooo:paragraph-rsid="13862c86"/>
    </style:style>
    <style:style style:name="P12" style:family="paragraph" style:parent-style-name="Text_20_body">
      <style:text-properties officeooo:rsid="13862c86" officeooo:paragraph-rsid="13c517c2"/>
    </style:style>
    <style:style style:name="P13" style:family="paragraph" style:parent-style-name="Text_20_body">
      <style:text-properties officeooo:rsid="13881fdb" officeooo:paragraph-rsid="13c517c2"/>
    </style:style>
    <style:style style:name="P14" style:family="paragraph" style:parent-style-name="Text_20_body">
      <style:text-properties officeooo:rsid="138cf3e9" officeooo:paragraph-rsid="138cf3e9"/>
    </style:style>
    <style:style style:name="P15" style:family="paragraph" style:parent-style-name="Text_20_body">
      <style:text-properties officeooo:rsid="1393b52c" officeooo:paragraph-rsid="139431d2"/>
    </style:style>
    <style:style style:name="P16" style:family="paragraph" style:parent-style-name="Text_20_body">
      <style:text-properties officeooo:rsid="1396d1dd" officeooo:paragraph-rsid="1396d1dd"/>
    </style:style>
    <style:style style:name="P17" style:family="paragraph" style:parent-style-name="Text_20_body">
      <style:text-properties officeooo:rsid="1399e482" officeooo:paragraph-rsid="1399e482"/>
    </style:style>
    <style:style style:name="P18" style:family="paragraph" style:parent-style-name="Text_20_body">
      <style:text-properties officeooo:rsid="13a8a614" officeooo:paragraph-rsid="13a8a614"/>
    </style:style>
    <style:style style:name="P19" style:family="paragraph" style:parent-style-name="Text_20_body">
      <style:text-properties officeooo:rsid="13acaa82" officeooo:paragraph-rsid="13acaa82"/>
    </style:style>
    <style:style style:name="P20" style:family="paragraph" style:parent-style-name="Text_20_body">
      <style:text-properties officeooo:rsid="13af0f02" officeooo:paragraph-rsid="13af0f02"/>
    </style:style>
    <style:style style:name="P21" style:family="paragraph" style:parent-style-name="Text_20_body">
      <style:text-properties officeooo:rsid="13b5c3ac" officeooo:paragraph-rsid="13b5c3ac"/>
    </style:style>
    <style:style style:name="P22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24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6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2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29" style:family="paragraph" style:parent-style-name="Standard">
      <style:paragraph-properties fo:text-align="center" style:justify-single-word="false" fo:break-before="page"/>
    </style:style>
    <style:style style:name="P3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officeooo:paragraph-rsid="13c4edb1"/>
    </style:style>
    <style:style style:name="P33" style:family="paragraph" style:parent-style-name="Heading_20_1">
      <style:text-properties officeooo:paragraph-rsid="13b5c3ac"/>
    </style:style>
    <style:style style:name="P34" style:family="paragraph" style:parent-style-name="Heading_20_1">
      <style:text-properties officeooo:rsid="13ea7785" officeooo:paragraph-rsid="13ea7785"/>
    </style:style>
    <style:style style:name="P35" style:family="paragraph" style:parent-style-name="Heading_20_1">
      <style:paragraph-properties fo:break-before="page"/>
      <style:text-properties officeooo:paragraph-rsid="13c897d6"/>
    </style:style>
    <style:style style:name="P36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37" style:family="paragraph" style:parent-style-name="Text_20_body">
      <style:text-properties officeooo:rsid="13b5c3ac" officeooo:paragraph-rsid="13b5c3ac"/>
    </style:style>
    <style:style style:name="P38" style:family="paragraph" style:parent-style-name="Text_20_body" style:list-style-name="L1">
      <style:text-properties officeooo:rsid="139cdece" officeooo:paragraph-rsid="139cdece"/>
    </style:style>
    <style:style style:name="P39" style:family="paragraph" style:parent-style-name="Text_20_body" style:list-style-name="L1">
      <style:text-properties officeooo:rsid="13a59285" officeooo:paragraph-rsid="13a59285"/>
    </style:style>
    <style:style style:name="P40" style:family="paragraph" style:parent-style-name="Text_20_body">
      <style:text-properties officeooo:rsid="13a59285" officeooo:paragraph-rsid="13ea7785"/>
    </style:style>
    <style:style style:name="P41" style:family="paragraph" style:parent-style-name="Text_20_body">
      <style:text-properties officeooo:rsid="13a69c94" officeooo:paragraph-rsid="13ea7785"/>
    </style:style>
    <style:style style:name="P42" style:family="paragraph" style:parent-style-name="Text_20_body" style:list-style-name="L2">
      <style:text-properties officeooo:rsid="1394d079" officeooo:paragraph-rsid="1394d079"/>
    </style:style>
    <style:style style:name="P43" style:family="paragraph" style:parent-style-name="Text_20_body" style:list-style-name="L2">
      <style:text-properties officeooo:rsid="13987b92" officeooo:paragraph-rsid="13987b92"/>
    </style:style>
    <style:style style:name="P44" style:family="paragraph" style:parent-style-name="Text_20_body" style:list-style-name="L3">
      <style:text-properties officeooo:rsid="1399e482" officeooo:paragraph-rsid="1399e482"/>
    </style:style>
    <style:style style:name="P45" style:family="paragraph" style:parent-style-name="Text_20_body" style:list-style-name="L4">
      <style:text-properties officeooo:rsid="1399e482" officeooo:paragraph-rsid="1399e482"/>
    </style:style>
    <style:style style:name="P46" style:family="paragraph" style:parent-style-name="Text_20_body" style:list-style-name="L5">
      <style:text-properties officeooo:rsid="135e1072" officeooo:paragraph-rsid="135e1072"/>
    </style:style>
    <style:style style:name="P47" style:family="paragraph" style:parent-style-name="Text_20_body" style:list-style-name="L5">
      <style:text-properties officeooo:rsid="13c0a21b" officeooo:paragraph-rsid="13c0a21b"/>
    </style:style>
    <style:style style:name="P48" style:family="paragraph" style:parent-style-name="Text_20_body" style:list-style-name="L5">
      <style:text-properties officeooo:rsid="135f6999" officeooo:paragraph-rsid="135f6999"/>
    </style:style>
    <style:style style:name="P49" style:family="paragraph" style:parent-style-name="Text_20_body" style:list-style-name="L5">
      <style:text-properties officeooo:rsid="1360ddd5" officeooo:paragraph-rsid="1360ddd5"/>
    </style:style>
    <style:style style:name="P50" style:family="paragraph" style:parent-style-name="Text_20_body" style:list-style-name="L6">
      <style:text-properties officeooo:rsid="1369f5de" officeooo:paragraph-rsid="1369f5de"/>
    </style:style>
    <style:style style:name="P51" style:family="paragraph" style:parent-style-name="Text_20_body" style:list-style-name="L7">
      <style:text-properties officeooo:rsid="1361fc26" officeooo:paragraph-rsid="1361fc26"/>
    </style:style>
    <style:style style:name="P52" style:family="paragraph" style:parent-style-name="Text_20_body" style:list-style-name="L7">
      <style:text-properties officeooo:rsid="13636ff3" officeooo:paragraph-rsid="13636ff3"/>
    </style:style>
    <style:style style:name="P53" style:family="paragraph" style:parent-style-name="Text_20_body" style:list-style-name="L7">
      <style:text-properties officeooo:rsid="1365502e" officeooo:paragraph-rsid="1365502e"/>
    </style:style>
    <style:style style:name="P54" style:family="paragraph" style:parent-style-name="Text_20_body" style:list-style-name="L7">
      <style:text-properties officeooo:rsid="1366e62a" officeooo:paragraph-rsid="1366e62a"/>
    </style:style>
    <style:style style:name="P55" style:family="paragraph" style:parent-style-name="Text_20_body" style:list-style-name="L7">
      <style:text-properties officeooo:rsid="136858e7" officeooo:paragraph-rsid="136858e7"/>
    </style:style>
    <style:style style:name="P56" style:family="paragraph" style:parent-style-name="Text_20_body" style:list-style-name="L7">
      <style:text-properties officeooo:rsid="13677e7f" officeooo:paragraph-rsid="13677e7f"/>
    </style:style>
    <style:style style:name="P57" style:family="paragraph" style:parent-style-name="Text_20_body" style:list-style-name="L7">
      <style:text-properties officeooo:rsid="13699aa6" officeooo:paragraph-rsid="13699aa6"/>
    </style:style>
    <style:style style:name="P58" style:family="paragraph" style:parent-style-name="Text_20_body" style:list-style-name="L7">
      <style:text-properties style:text-line-through-style="solid" style:text-line-through-type="single" officeooo:rsid="136a909e" officeooo:paragraph-rsid="136a909e"/>
    </style:style>
    <style:style style:name="P59" style:family="paragraph" style:parent-style-name="Text_20_body" style:list-style-name="L7">
      <style:text-properties style:text-line-through-style="solid" style:text-line-through-type="single" officeooo:rsid="136b37cf" officeooo:paragraph-rsid="136b37cf"/>
    </style:style>
    <style:style style:name="P60" style:family="paragraph" style:parent-style-name="Text_20_body" style:list-style-name="L7">
      <style:text-properties officeooo:rsid="1373d5fb" officeooo:paragraph-rsid="1373d5fb"/>
    </style:style>
    <style:style style:name="P61" style:family="paragraph" style:parent-style-name="Text_20_body" style:list-style-name="L7">
      <style:text-properties officeooo:rsid="136be96e" officeooo:paragraph-rsid="136be96e"/>
    </style:style>
    <style:style style:name="P62" style:family="paragraph" style:parent-style-name="Text_20_body" style:list-style-name="L7">
      <style:text-properties officeooo:rsid="137804fa" officeooo:paragraph-rsid="137804fa"/>
    </style:style>
    <style:style style:name="P63" style:family="paragraph" style:parent-style-name="Text_20_body" style:list-style-name="L7">
      <style:text-properties officeooo:rsid="137a6fb9" officeooo:paragraph-rsid="137a6fb9"/>
    </style:style>
    <style:style style:name="P64" style:family="paragraph" style:parent-style-name="Text_20_body" style:list-style-name="L7">
      <style:text-properties officeooo:rsid="136f4a86" officeooo:paragraph-rsid="136f4a86"/>
    </style:style>
    <style:style style:name="P65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66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67" style:family="paragraph" style:parent-style-name="Text_20_body" style:list-style-name="L8">
      <style:text-properties officeooo:rsid="13c6f397" officeooo:paragraph-rsid="13c6f397"/>
    </style:style>
    <style:style style:name="P68" style:family="paragraph" style:parent-style-name="Text_20_body" style:list-style-name="L9">
      <style:text-properties fo:font-style="normal" officeooo:rsid="13c94add" officeooo:paragraph-rsid="13c94add" style:font-style-asian="normal" style:font-style-complex="normal"/>
    </style:style>
    <style:style style:name="P69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70" style:family="paragraph" style:parent-style-name="Text_20_body" style:list-style-name="L11">
      <style:text-properties fo:font-style="normal" officeooo:rsid="138e98fd" officeooo:paragraph-rsid="138e98fd" style:font-style-asian="normal" style:font-style-complex="normal"/>
    </style:style>
    <style:style style:name="P71" style:family="paragraph" style:parent-style-name="Text_20_body" style:list-style-name="L12">
      <style:text-properties fo:font-style="normal" officeooo:rsid="13ae88bd" officeooo:paragraph-rsid="13ae88bd" style:font-style-asian="normal" style:font-style-complex="normal"/>
    </style:style>
    <style:style style:name="P72" style:family="paragraph" style:parent-style-name="Text_20_body" style:list-style-name="L13">
      <style:text-properties fo:font-style="normal" officeooo:rsid="13a8a614" officeooo:paragraph-rsid="13a8a614" style:font-style-asian="normal" style:font-style-complex="normal"/>
    </style:style>
    <style:style style:name="P73" style:family="paragraph" style:parent-style-name="Text_20_body" style:list-style-name="L13">
      <style:text-properties fo:font-style="normal" officeooo:rsid="13aa8c6e" officeooo:paragraph-rsid="13aa8c6e" style:font-style-asian="normal" style:font-style-complex="normal"/>
    </style:style>
    <style:style style:name="P74" style:family="paragraph" style:parent-style-name="Text_20_body" style:list-style-name="L13">
      <style:text-properties fo:font-style="normal" officeooo:rsid="13acaa82" officeooo:paragraph-rsid="13acaa82" style:font-style-asian="normal" style:font-style-complex="normal"/>
    </style:style>
    <style:style style:name="P75" style:family="paragraph" style:parent-style-name="Text_20_body" style:list-style-name="L13">
      <style:text-properties fo:font-style="normal" officeooo:rsid="13b08c37" officeooo:paragraph-rsid="13b08c37" style:font-style-asian="normal" style:font-style-complex="normal"/>
    </style:style>
    <style:style style:name="P76" style:family="paragraph" style:parent-style-name="Text_20_body" style:list-style-name="L14">
      <style:text-properties fo:font-style="normal" officeooo:rsid="13b05537" officeooo:paragraph-rsid="13b05537" style:font-style-asian="normal" style:font-style-complex="normal"/>
    </style:style>
    <style:style style:name="P77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78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79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80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81" style:family="paragraph" style:parent-style-name="Text_20_body" style:list-style-name="L10">
      <style:text-properties officeooo:rsid="13acaa82" officeooo:paragraph-rsid="13acaa82"/>
    </style:style>
    <style:style style:name="P82" style:family="paragraph" style:parent-style-name="Text_20_body" style:list-style-name="L10">
      <style:text-properties officeooo:rsid="13adf654" officeooo:paragraph-rsid="13adf654"/>
    </style:style>
    <style:style style:name="P83" style:family="paragraph" style:parent-style-name="Text_20_body" style:list-style-name="L11">
      <style:text-properties officeooo:rsid="13907447" officeooo:paragraph-rsid="139ead1d"/>
    </style:style>
    <style:style style:name="P84" style:family="paragraph" style:parent-style-name="Text_20_body">
      <style:text-properties officeooo:rsid="13881fdb" officeooo:paragraph-rsid="13899dca"/>
    </style:style>
    <style:style style:name="P85" style:family="paragraph" style:parent-style-name="Text_20_body">
      <style:text-properties officeooo:rsid="13e025d9" officeooo:paragraph-rsid="13e025d9"/>
    </style:style>
    <style:style style:name="P86" style:family="paragraph" style:parent-style-name="Text_20_body">
      <style:text-properties officeooo:rsid="13e212f3" officeooo:paragraph-rsid="13e025d9"/>
    </style:style>
    <style:style style:name="P87" style:family="paragraph" style:parent-style-name="Text_20_body">
      <style:text-properties officeooo:rsid="13e212f3" officeooo:paragraph-rsid="13e212f3"/>
    </style:style>
    <style:style style:name="P88" style:family="paragraph" style:parent-style-name="Text_20_body">
      <style:text-properties officeooo:rsid="13e34596" officeooo:paragraph-rsid="13e212f3"/>
    </style:style>
    <style:style style:name="P89" style:family="paragraph" style:parent-style-name="Text_20_body">
      <style:text-properties officeooo:rsid="13e510dd" officeooo:paragraph-rsid="13e510dd"/>
    </style:style>
    <style:style style:name="P90" style:family="paragraph" style:parent-style-name="Text_20_body">
      <style:text-properties officeooo:rsid="13e65fb2" officeooo:paragraph-rsid="13e65fb2"/>
    </style:style>
    <style:style style:name="P91" style:family="paragraph" style:parent-style-name="Text_20_body">
      <style:text-properties officeooo:rsid="13e69bd7" officeooo:paragraph-rsid="13e69bd7"/>
    </style:style>
    <style:style style:name="P92" style:family="paragraph" style:parent-style-name="Text_20_body">
      <style:text-properties officeooo:rsid="13e78a00" officeooo:paragraph-rsid="13e69bd7"/>
    </style:style>
    <style:style style:name="P93" style:family="paragraph" style:parent-style-name="Text_20_body" style:list-style-name="L10">
      <style:text-properties officeooo:rsid="13e855f4" officeooo:paragraph-rsid="13e855f4"/>
    </style:style>
    <style:style style:name="P94" style:family="paragraph" style:parent-style-name="Text_20_body">
      <style:text-properties officeooo:rsid="13ea4937" officeooo:paragraph-rsid="13ea4937"/>
    </style:style>
    <style:style style:name="P95" style:family="paragraph" style:parent-style-name="Text_20_body">
      <style:text-properties officeooo:rsid="13ea7785" officeooo:paragraph-rsid="13ea7785"/>
    </style:style>
    <style:style style:name="P96" style:family="paragraph" style:parent-style-name="Text_20_body">
      <style:text-properties officeooo:rsid="13eb9ba7" officeooo:paragraph-rsid="13eb9ba7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officeooo:rsid="1395e390"/>
    </style:style>
    <style:style style:name="T20" style:family="text">
      <style:text-properties officeooo:rsid="139bacbb"/>
    </style:style>
    <style:style style:name="T21" style:family="text">
      <style:text-properties officeooo:rsid="13adf654"/>
    </style:style>
    <style:style style:name="T22" style:family="text">
      <style:text-properties officeooo:rsid="13b21bfc"/>
    </style:style>
    <style:style style:name="T23" style:family="text">
      <style:text-properties officeooo:rsid="13b5c3ac"/>
    </style:style>
    <style:style style:name="T24" style:family="text">
      <style:text-properties officeooo:rsid="13ba6b83"/>
    </style:style>
    <style:style style:name="T25" style:family="text">
      <style:text-properties officeooo:rsid="13b7f7d4"/>
    </style:style>
    <style:style style:name="T26" style:family="text">
      <style:text-properties officeooo:rsid="13c1899b"/>
    </style:style>
    <style:style style:name="T27" style:family="text">
      <style:text-properties officeooo:rsid="13c1fab2"/>
    </style:style>
    <style:style style:name="T28" style:family="text">
      <style:text-properties officeooo:rsid="13c27b58"/>
    </style:style>
    <style:style style:name="T29" style:family="text">
      <style:text-properties officeooo:rsid="13c2e072"/>
    </style:style>
    <style:style style:name="T30" style:family="text">
      <style:text-properties officeooo:rsid="13c9888f"/>
    </style:style>
    <style:style style:name="T31" style:family="text">
      <style:text-properties officeooo:rsid="13cd22ab"/>
    </style:style>
    <style:style style:name="T32" style:family="text">
      <style:text-properties officeooo:rsid="13cd8889"/>
    </style:style>
    <style:style style:name="T33" style:family="text">
      <style:text-properties officeooo:rsid="13d19e21"/>
    </style:style>
    <style:style style:name="T34" style:family="text">
      <style:text-properties officeooo:rsid="13d580e7"/>
    </style:style>
    <style:style style:name="T35" style:family="text">
      <style:text-properties officeooo:rsid="13d635aa"/>
    </style:style>
    <style:style style:name="T36" style:family="text">
      <style:text-properties officeooo:rsid="13dcb6db"/>
    </style:style>
    <style:style style:name="T37" style:family="text">
      <style:text-properties officeooo:rsid="13de01b9"/>
    </style:style>
    <style:style style:name="T38" style:family="text">
      <style:text-properties officeooo:rsid="13df21dd"/>
    </style:style>
    <style:style style:name="T39" style:family="text">
      <style:text-properties officeooo:rsid="13ea77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Text_20_body"/>
      <text:p text:style-name="Text_20_body"/>
      <text:p text:style-name="P24">Dakara</text:p>
      <text:p text:style-name="P23"/>
      <text:p text:style-name="P23"/>
      <text:p text:style-name="P26">Dungeoncrawl</text:p>
      <text:p text:style-name="P25"/>
      <text:p text:style-name="P27">Poznámky ke kampani</text:p>
      <text:p text:style-name="P25"/>
      <text:p text:style-name="P25"/>
      <text:p text:style-name="P25"/>
      <text:p text:style-name="P25"/>
      <text:p text:style-name="P28"/>
      <text:p text:style-name="P1"/>
      <text:p text:style-name="P2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0"><text:a xlink:type="simple" xlink:href="#__RefHeading___Toc241_443151022" text:style-name="Internet_20_link" text:visited-style-name="Internet_20_link">Poznámky k první session</text:a><text:tab/>2</text:p>
          <text:p text:style-name="P31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35" text:outline-level="1">TODO</text:h>
      <text:p text:style-name="P21">Vytisknout si seznam známých jmen a NPCček.</text:p>
      <text:p text:style-name="P21">Vytisknout si eventy.</text:p>
      <text:p text:style-name="P94">Časem by se o artefakty mohli začít zajímat i Seveřani a někdo z říše.</text:p>
      <text:h text:style-name="P33" text:outline-level="1"><text:span text:style-name="T23">K vymyšlení</text:span></text:h>
      <text:p text:style-name="P15">Pod jakou satrapii Město patří?</text:p>
      <text:list xml:id="list2335115212" text:style-name="L2">
        <text:list-item>
          <text:p text:style-name="P42"><text:span text:style-name="T19">Mohla</text:span> by to asi být domovská <text:span text:style-name="T19">země dobyvatele, respektive jejími obyvateli založený přístav.</text:span></text:p>
        </text:list-item>
        <text:list-item>
          <text:p text:style-name="P43">Kdo je satrapou?</text:p>
        </text:list-item>
      </text:list>
      <text:p text:style-name="P16">Jak se jmenuje domovská země dobyvatele?</text:p>
      <text:p text:style-name="P17">Kdo si činí nárok na trůn po dobyvateli?</text:p>
      <text:list xml:id="list2008432705" text:style-name="L3">
        <text:list-header>
          <text:p text:style-name="P44">Mohli by být 3 – ať jich není zbytečně moc.</text:p>
        </text:list-header>
      </text:list>
      <text:list xml:id="list3743290861" text:style-name="L4">
        <text:list-item>
          <text:p text:style-name="P45">Který z následníků bude vládnout naší satrapii?</text:p>
          <text:list>
            <text:list-item>
              <text:p text:style-name="P45">Asi by to měl být ten <text:span text:style-name="T20">(nebo ta?)</text:span>, koho Filip nechal doma spravovat království, <text:span text:style-name="T20">případně jeho potomek.</text:span></text:p>
            </text:list-item>
          </text:list>
        </text:list-item>
      </text:list>
      <text:h text:style-name="Heading_20_1" text:outline-level="1"><text:bookmark-start text:name="__RefHeading___Toc241_443151022"/>Poznámky k první session<text:bookmark-end text:name="__RefHeading___Toc241_443151022"/></text:h>
      <text:p text:style-name="P2">Postavy:</text:p>
      <text:list xml:id="list1334244504" text:style-name="L5">
        <text:list-item>
          <text:p text:style-name="P46">pasák</text:p>
          <text:list>
            <text:list-item>
              <text:p text:style-name="P47">Nabídnu mu práci v taverně</text:p>
            </text:list-item>
          </text:list>
        </text:list-item>
        <text:list-item>
          <text:p text:style-name="P46"><text:soft-page-break/>bouchač?</text:p>
        </text:list-item>
        <text:list-item>
          <text:p text:style-name="P46">Písař</text:p>
          <text:list>
            <text:list-item>
              <text:p text:style-name="P48">Nejspíš v knihovně, kterou spravuje filosofická Akademie.</text:p>
            </text:list-item>
          </text:list>
        </text:list-item>
        <text:list-item>
          <text:p text:style-name="P46">Ant je co přesně?</text:p>
          <text:list>
            <text:list-item>
              <text:p text:style-name="P49">Taky přidružený k Akademii?</text:p>
            </text:list-item>
          </text:list>
        </text:list-item>
      </text:list>
      <text:p text:style-name="P3">Akademie (a knihovna) by mohla být před hradbami.</text:p>
      <text:p text:style-name="P5">Bac<text:span text:style-name="T26">k</text:span>ground story:</text:p>
      <text:list xml:id="list1405888553" text:style-name="L6">
        <text:list-item>
          <text:p text:style-name="P50">Jeden z daidochů (původně generálové Dobyvatele, kteří teď bojují mezi sebou) odvolá posádku města zpět na kontinent.</text:p>
        </text:list-item>
      </text:list>
      <text:p text:style-name="P4"><text:span text:style-name="T1">Plot ideas</text:span>:</text:p>
      <text:list xml:id="list2657591329" text:style-name="L7">
        <text:list-item>
          <text:p text:style-name="P51">Někdo by mohl z knihovny krást knihy.</text:p>
          <text:list>
            <text:list-item>
              <text:p text:style-name="P52">Nejspíš na prodej, ale může tím současně odvádět pozornost od jiných důvodů krádeže.</text:p>
              <text:list>
                <text:list-item>
                  <text:p text:style-name="P53">Mohly by to být třeba knihy o starých civilizacích.</text:p>
                  <text:list>
                    <text:list-item>
                      <text:p text:style-name="P54">Kradou je neo-elfové, ofc.</text:p>
                      <text:list>
                        <text:list-item>
                          <text:p text:style-name="P55">A dělají to proto, aby k nim neměl přístup nikdo další (sami by si je mohli přečíst i bez toho).</text:p>
                        </text:list-item>
                        <text:list-item>
                          <text:p text:style-name="P56">Někteří z nich určitě v knihovně p<text:span text:style-name="T28">ú</text:span>soběj taky. Možná dokonce hlavní archivář by mohl být jedním z nich <text:span text:style-name="T29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Co se děje v podsvětí?</text:p>
          <text:list>
            <text:list-item>
              <text:p text:style-name="P58"><text:soft-page-break/>Někdo by nad ním mohl zkusit převzít kontrolu (nový „šéf“ bude mít k ruce vojáky maskované za bouchače).</text:p>
              <text:list>
                <text:list-item>
                  <text:p text:style-name="P59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60">Někdo <text:span text:style-name="T27">(stratég)</text:span> začne likvidovat informátory (příprava na puč).</text:p>
            </text:list-item>
          </text:list>
        </text:list-item>
        <text:list-item>
          <text:p text:style-name="P61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62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63">Plánuje samozřejmě převzít ve městě moc.</text:p>
                </text:list-item>
              </text:list>
            </text:list-item>
          </text:list>
        </text:list-item>
        <text:list-item>
          <text:p text:style-name="P64">Časem by garda mohla zkusit zabavovat náklad lodí v přístavu – to zcela určitě povede k otevřenému boji.</text:p>
        </text:list-item>
      </text:list>
      <text:p text:style-name="P6">Že by ve Městě sídlil satrapa a celé pobřeží by byla jedna satrapie? <text:span text:style-name="T3">I když ta spíš bude větší a bude k ní patřit několik států na kontinentu.</text:span></text:p>
      <text:p text:style-name="P7">Note: Archon, který má na starost správu města, je extrémně paranoidní a neustále chodí s ozbrojeným doprovodem (jeho osobní garda, nikoliv přidělená městem).</text:p>
      <text:p text:style-name="P8">Městskou radu by asi spíš měl tvořit archon (správa města), stratég (generál) a – těžko říct, něco ve stylu high priesta.</text:p>
      <text:p text:style-name="P8"/>
      <text:p text:style-name="P8"><text:soft-page-break/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8"/>
      <text:p text:style-name="P9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9"/>
      <text:p text:style-name="P10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32" text:outline-level="1">NPCs</text:h>
      <text:h text:style-name="Heading_20_5" text:outline-level="5">Městská správa</text:h>
      <text:p text:style-name="P22">Di<text:span text:style-name="T25">á</text:span>ko<text:span text:style-name="T31">no</text:span>s –<text:span text:style-name="T30"> archon</text:span></text:p>
      <text:p text:style-name="P65">Ádrion – hiero<text:span text:style-name="T32">ph</text:span>ant</text:p>
      <text:p text:style-name="P66">Doruvos - stratég</text:p>
      <text:h text:style-name="Heading_20_5" text:outline-level="5">Akademie</text:h>
      <text:p text:style-name="P12">Perdikus –<text:span text:style-name="T7"> člověk, scholarch</text:span></text:p>
      <text:list xml:id="list929773979" text:style-name="L8">
        <text:list-item>
          <text:p text:style-name="P67">Příbuzný Filipa Dobyvatele</text:p>
        </text:list-item>
      </text:list>
      <text:p text:style-name="P13"><text:span text:style-name="T9">Le</text:span><text:span text:style-name="T10">a</text:span><text:span text:style-name="T9">ndor –</text:span><text:span text:style-name="T11"> elf, </text:span><text:span text:style-name="T18">archivář</text:span></text:p>
      <text:list xml:id="list632104507" text:style-name="L9">
        <text:list-item>
          <text:p text:style-name="P68">aktuální šéf novoelfského hnutí</text:p>
        </text:list-item>
      </text:list>
      <text:h text:style-name="Heading_20_5" text:outline-level="5"><text:soft-page-break/>Jižanská delegace</text:h>
      <text:p text:style-name="P79"><text:span text:style-name="T35">Duranaga</text:span> – <text:span text:style-name="T34">starý diplomat, jižanský aristokrat</text:span></text:p>
      <text:p text:style-name="P78">Ašanga – <text:span text:style-name="T33">mladá, </text:span>vysoká, štíhlá atletka <text:span text:style-name="T33">(jižanka)</text:span></text:p>
      <text:p text:style-name="P80">Usambe –<text:span text:style-name="T35"> jižanský šaman</text:span></text:p>
      <text:h text:style-name="Heading_20_5" text:outline-level="5">Elfové</text:h>
      <text:p text:style-name="P96">Tianas – vůdce výpravy</text:p>
      <text:p text:style-name="P96">Ailara – léčitelka, nejspíš Leandorova mladší sestra</text:p>
      <text:h text:style-name="P34" text:outline-level="1">Města</text:h>
      <text:p text:style-name="P95">Vadora</text:p>
      <text:p text:style-name="P40">Abydos <text:span text:style-name="T39">(na sever od Vadory)</text:span></text:p>
      <text:p text:style-name="P41">Bara<text:span text:style-name="T22">d</text:span>ra <text:span text:style-name="T39">(na jih od Vadory)</text:span></text:p>
      <text:h text:style-name="Heading_20_1" text:outline-level="1">Lokace</text:h>
      <text:p text:style-name="P89">Agora</text:p>
      <text:p text:style-name="P85">Budova Senátu (u Agory)</text:p>
      <text:p text:style-name="P86">Amfiteátr</text:p>
      <text:p text:style-name="P87">Akademie + knihovna</text:p>
      <text:p text:style-name="P88">Atlétium</text:p>
      <text:p text:style-name="P90">Lázně</text:p>
      <text:p text:style-name="P90">Taverny</text:p>
      <text:p text:style-name="P91"><text:soft-page-break/>Rezidence aristokratů</text:p>
      <text:p text:style-name="P92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1">Scholarch: Perdikus <text:span text:style-name="T7">- člověk</text:span></text:p>
      <text:p text:style-name="P84">Archivář: <text:span text:style-name="T9">Le</text:span><text:span text:style-name="T10">a</text:span><text:span text:style-name="T9">ndor –</text:span><text:span text:style-name="T11"> elf</text:span></text:p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69">Filip Veliký je už několik let mrtev a nevypadá to, že se jeho nástupníci dohodnou. Schyluje se k válce.</text:p>
      <text:p text:style-name="P69"/>
      <text:h text:style-name="Heading_20_3" text:outline-level="3">Lokální události</text:h>
      <text:p text:style-name="P19">Stratég si připravuje pozici k převzetí moci</text:p>
      <text:list xml:id="list2591099325" text:style-name="L10">
        <text:list-item>
          <text:p text:style-name="P81">Začne likvidovat <text:span text:style-name="T21">ostatní</text:span> sítě <text:span text:style-name="T21">informátorů.</text:span></text:p>
          <text:list>
            <text:list-item>
              <text:p text:style-name="P93">Najme si na to kudůckou gildu odjinud – plánuje ji později využít jako svou tajnou policii.</text:p>
            </text:list-item>
          </text:list>
        </text:list-item>
        <text:list-item>
          <text:p text:style-name="P82">Najme si a přivolá do města žoldnéřskou armádu.</text:p>
        </text:list-item>
      </text:list>
      <text:h text:style-name="Heading_20_3" text:outline-level="3">E<text:span text:style-name="T36">ncountery</text:span></text:h>
      <text:p text:style-name="P14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1820249856" text:style-name="L11">
        <text:list-item>
          <text:p text:style-name="P70"><text:soft-page-break/>Mystický: Osvícení lze dosáhnout půstem, odříkáním, meditací, okultními zážitky.</text:p>
        </text:list-item>
        <text:list-item>
          <text:p text:style-name="P83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18"><text:span text:style-name="T14">L</text:span><text:span text:style-name="T8">ikvidace informátora</text:span></text:p>
      <text:list xml:id="list2466011832" text:style-name="L12">
        <text:list-item>
          <text:p text:style-name="P71">Mohlo by se to stát v taverně, kde dělá Belzebák. Ideálně by u toho měl bejt Vočko, kterej pozná, že to je jeden z informátorů.</text:p>
        </text:list-item>
      </text:list>
      <text:list xml:id="list1756499616" text:style-name="L13">
        <text:list-item>
          <text:p text:style-name="P72">Obstoupí ho tři týpci - dva ho chytnou, třetí podřízne.</text:p>
        </text:list-item>
        <text:list-item>
          <text:p text:style-name="P73">Kdo ho zabil?</text:p>
          <text:list>
            <text:list-item>
              <text:p text:style-name="P73"><text:span text:style-name="T37">J</text:span>eden z nich <text:span text:style-name="T37">je</text:span> místní – zrá<text:span text:style-name="T38">d</text:span>ce. Cizinci by nevěděli, kdo jsou informátoři.</text:p>
            </text:list-item>
            <text:list-item>
              <text:p text:style-name="P74">Zbylí dva <text:span text:style-name="T37">jsou</text:span> žoldáci.</text:p>
            </text:list-item>
          </text:list>
        </text:list-item>
        <text:list-item>
          <text:p text:style-name="P73">Kdo ho nechal zabít?</text:p>
          <text:list>
            <text:list-item>
              <text:p text:style-name="P75">Stratég</text:p>
            </text:list-item>
          </text:list>
        </text:list-item>
      </text:list>
      <text:p text:style-name="P20"><text:span text:style-name="T8">Atletické hry vyhraje štíhlá vysoká jižanka </text:span><text:span text:style-name="T17">Ašanga</text:span><text:span text:style-name="T8">.</text:span></text:p>
      <text:list xml:id="list864341509" text:style-name="L14">
        <text:list-item>
          <text:p text:style-name="P76">Je tu s celou jižanskou delegací</text:p>
        </text:list-item>
        <text:list-item>
          <text:p text:style-name="P76">Nejspíš se budou zajímat o magické artefakty (vykupovat je, mimo jiné).</text:p>
        </text:list-item>
      </text:list>
      <text:p text:style-name="P77">Pokud postavy začnou rozhazovat prachy, někdo si toho všimne a zkusí je okrást nebo sejm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9T13:37:06.475000000</dc:date>
    <meta:print-date>2113-01-01T00:00:00</meta:print-date>
    <meta:editing-cycles>10072</meta:editing-cycles>
    <meta:editing-duration>P31DT3H8M33S</meta:editing-duration>
    <meta:generator>LibreOffice/5.3.2.2$Windows_X86_64 LibreOffice_project/6cd4f1ef626f15116896b1d8e1398b56da0d0ee1</meta:generator>
    <meta:document-statistic meta:table-count="0" meta:image-count="0" meta:object-count="0" meta:page-count="9" meta:paragraph-count="111" meta:word-count="774" meta:character-count="5016" meta:non-whitespace-character-count="4380"/>
  </office:meta>
</office:document-meta>
</file>